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41c8e" officeooo:paragraph-rsid="00041c8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41c8e" officeooo:paragraph-rsid="00041c8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4f6" style:font-weight-asian="normal" style:font-weight-complex="normal"/>
    </style:style>
    <style:style style:name="T3" style:family="text">
      <style:text-properties fo:font-weight="normal" officeooo:rsid="0005406b" style:font-weight-asian="normal" style:font-weight-complex="normal"/>
    </style:style>
    <style:style style:name="T4" style:family="text">
      <style:text-properties fo:font-weight="normal" officeooo:rsid="0005a1c2" style:font-weight-asian="normal" style:font-weight-complex="normal"/>
    </style:style>
    <style:style style:name="T5" style:family="text">
      <style:text-properties fo:font-weight="normal" officeooo:rsid="0006d4e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ая часть</text:p>
      <text:p text:style-name="P2"><text:tab/><text:span text:style-name="T1">Существует два вида соединения проводников: последовательное и параллельное. </text:span><text:span text:style-name="T2">Использование обоих видов образует смешанный вид соединений. Для того, чтобы собрать демонстрационную установку понадобятся: источник тока, проводники, резисторы, нагрузка, ключ.</text:span></text:p>
      <text:p text:style-name="P2"><text:span text:style-name="T2"><text:tab/>В качестве источника тока можно использовать различные устройства. Самые распространенные из них это батарейки и аккумуляторы. </text:span><text:span text:style-name="T3">Однако лучшим вариантом для данного эксперимента будет лабораторный блок питания. </text:span><text:span text:style-name="T4">Он позволит быстро изменять параметры питания цепи, чтобы наглядно посмотреть, </text:span><text:span text:style-name="T5">как поведут себя элементы в данной цеп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" svg:font-family="'Times new roma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09:43:03.570159692</meta:creation-date>
    <dc:date>2021-04-16T10:35:37.624568005</dc:date>
    <meta:editing-duration>PT32M21S</meta:editing-duration>
    <meta:editing-cycles>4</meta:editing-cycles>
    <meta:generator>LibreOffice/6.0.7.3$Linux_x86 LibreOffice_project/00m0$Build-3</meta:generator>
    <meta:document-statistic meta:table-count="0" meta:image-count="0" meta:object-count="0" meta:page-count="1" meta:paragraph-count="3" meta:word-count="73" meta:character-count="600" meta:non-whitespace-character-count="527"/>
  </office:meta>
</office:document-meta>
</file>